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ordfjorden">
            <text:p>Nordfjorden</text:p>
          </table:table-cell>
          <table:table-cell office:value-type="string" office:value="radiocarbon">
            <text:p>radiocarbon</text:p>
          </table:table-cell>
          <table:table-cell office:value-type="string" office:value="Poz-32347">
            <text:p>Poz-32347</text:p>
          </table:table-cell>
          <table:table-cell office:value-type="float" office:value="61.9317">
            <text:p>61.9317</text:p>
          </table:table-cell>
          <table:table-cell office:value-type="float" office:value="6.87">
            <text:p>6.87</text:p>
          </table:table-cell>
          <table:table-cell office:value-type="float" office:value="8480.0">
            <text:p>8480.0</text:p>
          </table:table-cell>
          <table:table-cell office:value-type="float" office:value="40.0">
            <text:p>40.0</text:p>
          </table:table-cell>
          <table:table-cell office:value-type="string" office:value="leaf fragments">
            <text:p>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9.07">
            <text:p>29.07</text:p>
          </table:table-cell>
          <table:table-cell office:value-type="float" office:value="1.23">
            <text:p>1.23</text:p>
          </table:table-cell>
          <table:table-cell office:value-type="float" office:value="1.2286882344577545">
            <text:p>1.2286882344577545</text:p>
          </table:table-cell>
          <table:table-cell office:value-type="string" office:value="VasskogEtal2013,CreelEtal2022">
            <text:p>VasskogEtal2013,CreelEtal2022</text:p>
          </table:table-cell>
        </table:table-row>
        <table:table-row>
          <table:table-cell office:value-type="string" office:value="Nordfjorden">
            <text:p>Nordfjorden</text:p>
          </table:table-cell>
          <table:table-cell office:value-type="string" office:value="radiocarbon">
            <text:p>radiocarbon</text:p>
          </table:table-cell>
          <table:table-cell office:value-type="string" office:value="T-616">
            <text:p>T-616</text:p>
          </table:table-cell>
          <table:table-cell office:value-type="float" office:value="61.78333333333333">
            <text:p>61.78333333333333</text:p>
          </table:table-cell>
          <table:table-cell office:value-type="float" office:value="6.833333333333333">
            <text:p>6.833333333333333</text:p>
          </table:table-cell>
          <table:table-cell office:value-type="float" office:value="9240.0">
            <text:p>9240.0</text:p>
          </table:table-cell>
          <table:table-cell office:value-type="float" office:value="200.0">
            <text:p>200.0</text:p>
          </table:table-cell>
          <table:table-cell office:value-type="string" office:value="cyprina islandica and cardium echinatum shells">
            <text:p>cyprina islandica and cardium echinatum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1.0">
            <text:p>31.0</text:p>
          </table:table-cell>
          <table:table-cell office:value-type="float" office:value="1.34">
            <text:p>1.34</text:p>
          </table:table-cell>
          <table:table-cell office:value-type="float" office:value="1.3386489549293767">
            <text:p>1.3386489549293767</text:p>
          </table:table-cell>
          <table:table-cell office:value-type="string" office:value="NydalEtal1970,CreelEtal2022">
            <text:p>NydalEtal1970,CreelEtal2022</text:p>
          </table:table-cell>
        </table:table-row>
        <table:table-row>
          <table:table-cell office:value-type="string" office:value="Nordfjorden">
            <text:p>Nordfjorden</text:p>
          </table:table-cell>
          <table:table-cell office:value-type="string" office:value="radiocarbon">
            <text:p>radiocarbon</text:p>
          </table:table-cell>
          <table:table-cell office:value-type="string" office:value="Beta-319730">
            <text:p>Beta-319730</text:p>
          </table:table-cell>
          <table:table-cell office:value-type="float" office:value="61.936">
            <text:p>61.936</text:p>
          </table:table-cell>
          <table:table-cell office:value-type="float" office:value="6.89">
            <text:p>6.89</text:p>
          </table:table-cell>
          <table:table-cell office:value-type="float" office:value="7340.0">
            <text:p>7340.0</text:p>
          </table:table-cell>
          <table:table-cell office:value-type="float" office:value="40.0">
            <text:p>40.0</text:p>
          </table:table-cell>
          <table:table-cell office:value-type="string" office:value="pieces of wood">
            <text:p>pieces of 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7.93">
            <text:p>27.93</text:p>
          </table:table-cell>
          <table:table-cell office:value-type="float" office:value="0.47">
            <text:p>0.47</text:p>
          </table:table-cell>
          <table:table-cell office:value-type="float" office:value="0.47349072532479436">
            <text:p>0.47349072532479436</text:p>
          </table:table-cell>
          <table:table-cell office:value-type="string" office:value="VasskogEtal2013,CreelEtal2022">
            <text:p>VasskogEtal2013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